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ndale Mono" svg:font-family="'Andale Mono'" style:font-pitch="fixed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/>
    </style:style>
    <style:style style:name="P2" style:family="paragraph" style:parent-style-name="Preformatted_20_Text">
      <style:paragraph-properties fo:text-align="justify" style:justify-single-word="false"/>
      <style:text-properties style:font-name="Ubuntu"/>
    </style:style>
    <style:style style:name="P3" style:family="paragraph" style:parent-style-name="Preformatted_20_Text">
      <style:paragraph-properties fo:text-align="center" style:justify-single-word="false"/>
      <style:text-properties style:font-name="Ubuntu"/>
    </style:style>
    <style:style style:name="P4" style:family="paragraph" style:parent-style-name="Preformatted_20_Text">
      <style:text-properties style:font-name="Ubuntu" fo:font-weight="bold" style:font-weight-asian="bold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6" style:family="paragraph" style:parent-style-name="Preformatted_20_Text" style:list-style-name="L2">
      <style:text-properties style:font-name="Ubuntu"/>
    </style:style>
    <style:style style:name="P7" style:family="paragraph" style:parent-style-name="Preformatted_20_Text" style:list-style-name="L3">
      <style:text-properties style:font-name="Ubuntu"/>
    </style:style>
    <style:style style:name="P8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3"/>
    <style:style style:name="P11" style:family="paragraph" style:parent-style-name="Preformatted_20_Text" style:list-style-name="L1">
      <style:paragraph-properties fo:margin-left="0.818cm" fo:margin-right="0cm" fo:text-indent="0cm" style:auto-text-indent="false">
        <style:tab-stops/>
      </style:paragraph-properties>
      <style:text-properties style:font-name="Ubuntu"/>
    </style:style>
    <style:style style:name="P12" style:family="paragraph" style:parent-style-name="Preformatted_20_Text" style:list-style-name="L1">
      <style:paragraph-properties fo:margin-left="0.818cm" fo:margin-right="0cm" fo:text-indent="0cm" style:auto-text-indent="false">
        <style:tab-stops/>
      </style:paragraph-properties>
      <style:text-properties style:font-name="Ubuntu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style:font-name="Ubuntu" fo:font-weight="bold" style:font-weight-asian="bold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weight="normal" style:font-weight-asian="normal" style:font-weight-complex="normal"/>
    </style:style>
    <style:style style:name="T4" style:family="text">
      <style:text-properties style:use-window-font-color="true" style:font-name="Ubunt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8000" style:font-name="Andale Mono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0084d1" style:font-name="Mono" fo:font-weight="bold" style:font-weight-asian="bold" style:font-weight-complex="bold"/>
    </style:style>
    <style:style style:name="T10" style:family="text">
      <style:text-properties fo:color="#0084d1" style:font-name="Ubuntu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ff0000" style:font-name="Mono" fo:font-weight="bold" style:font-weight-asian="bold" style:font-weight-complex="bold"/>
    </style:style>
    <style:style style:name="T13" style:family="text">
      <style:text-properties fo:color="#c90016" style:font-name="Ubuntu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7cm" fo:text-indent="-0.635cm" fo:margin-left="7.05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Sobre o TMW-Maker</text:span></text:p>
      <text:p text:style-name="P1"/>
      <text:p text:style-name="P13">Para executar o TMW-Maker:</text:p>
      <text:list xml:id="list1712927387" text:style-name="L3">
        <text:list-item>
          <text:p text:style-name="P7">Abra o terminal <text:s/>de comando</text:p>
        </text:list-item>
        <text:list-item>
          <text:p text:style-name="P7">Vá para a <text:span text:style-name="T6">pasta do TMW-Maker</text:span></text:p>
        </text:list-item>
        <text:list-item>
          <text:p text:style-name="P10"><text:span text:style-name="T3">Digite o comando </text:span><text:span text:style-name="T4">→ </text:span><text:span text:style-name="T7">java -jar "TMW-Maker.jar"</text:span></text:p>
        </text:list-item>
      </text:list>
      <text:p text:style-name="P1"/>
      <text:p text:style-name="P4">Para redistribuir o TMW-Maker:</text:p>
      <text:list xml:id="list336301343" text:style-name="L2">
        <text:list-item>
          <text:p text:style-name="P9"><text:span text:style-name="T1">Apague <text:s/>o arquivo </text:span><text:span text:style-name="T13">.tmw-maker.ini</text:span><text:span text:style-name="T1"> na pasta do programa (este arquivo contem suas senhas)</text:span></text:p>
        </text:list-item>
        <text:list-item>
          <text:p text:style-name="P6">Compacte a pasta do TMW-Maker com tudo que estiver dentro</text:p>
        </text:list-item>
        <text:list-item>
          <text:p text:style-name="P6">Distribua como arquivo ZIP</text:p>
        </text:list-item>
      </text:list>
      <text:p text:style-name="P3"/>
      <text:p text:style-name="P3"><draw:frame draw:style-name="fr1" draw:name="figura2" text:anchor-type="paragraph" svg:width="17cm" svg:height="13.34cm" draw:z-index="0"><draw:image xlink:href="http://tmw-maker.googlecode.com/svn-history/r901/Imagens/Versoes/TMW-Maker_Jav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ndale Mono" svg:font-family="'Andale Mono'" style:font-pitch="fixed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roid Sans Fallback1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68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401</meta:generator>
    <dc:date>2012-05-25T20:40:49</dc:date>
    <dc:creator>Lunovox </dc:creator>
    <meta:editing-duration>PT23M59S</meta:editing-duration>
    <meta:editing-cycles>20</meta:editing-cycles>
    <meta:document-statistic meta:table-count="0" meta:image-count="1" meta:object-count="0" meta:page-count="1" meta:paragraph-count="9" meta:word-count="62" meta:character-count="354"/>
  </office:meta>
</office:document-meta>
</file>